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/>
          <table:table-cell table:style-name="Default"/>
          <table:table-cell table:style-name="ce1" office:value-type="string" calcext:value-type="string">
            <text:p>diretto</text:p>
          </table:table-cell>
          <table:table-cell table:style-name="ce1" office:value-type="string" calcext:value-type="string">
            <text:p>landed</text:p>
          </table:table-cell>
          <table:table-cell table:style-name="ce1" office:value-type="string" calcext:value-type="string">
            <text:p>landed c/amm/coll</text:p>
          </table:table-cell>
          <table:table-cell table:style-name="ce1" office:value-type="string" calcext:value-type="string">
            <text:p>landed c/adeg/amm/coll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costo</text:p>
          </table:table-cell>
          <table:table-cell table:style-name="ce1" office:value-type="float" office:value="279.7" calcext:value-type="float">
            <text:p>279,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mbio</text:p>
          </table:table-cell>
          <table:table-cell table:style-name="Default" office:value-type="float" office:value="7.6852" calcext:value-type="float">
            <text:p>7,6852</text:p>
          </table:table-cell>
          <table:table-cell table:formula="of:=[.B2]/[.B3]" office:value-type="currency" office:currency="EUR" office:value="36.3946286368605" calcext:value-type="currency">
            <text:p>€ 36,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gg cambio</text:p>
          </table:table-cell>
          <table:table-cell office:value-type="percentage" office:value="0.12" calcext:value-type="percentage">
            <text:p>12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gg. Logisti</text:p>
          </table:table-cell>
          <table:table-cell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gg. Dogan</text:p>
          </table:table-cell>
          <table:table-cell office:value-type="percentage" office:value="0.027" calcext:value-type="percentage">
            <text:p>2,7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e magg.</text:p>
          </table:table-cell>
          <table:table-cell table:formula="of:=SUM([.B4:.B6])" office:value-type="percentage" office:value="0.347" calcext:value-type="percentage">
            <text:p>34,70%</text:p>
          </table:table-cell>
          <table:table-cell/>
          <table:table-cell table:formula="of:=[.C3]*(1+[.B7])" office:value-type="currency" office:currency="EUR" office:value="49.023564773851" calcext:value-type="currency">
            <text:p>€ 49,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to collaud</text:p>
          </table:table-cell>
          <table:table-cell table:style-name="ce3" office:value-type="currency" office:currency="EUR" office:value="5" calcext:value-type="currency">
            <text:p>€ 5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sto amm.</text:p>
          </table:table-cell>
          <table:table-cell table:style-name="ce3" office:value-type="currency" office:currency="EUR" office:value="0" calcext:value-type="currency">
            <text:p>€ 0,00</text:p>
          </table:table-cell>
          <table:table-cell table:number-columns-repeated="2"/>
          <table:table-cell table:formula="of:=[.D7]+[.B8]+[.B9]" office:value-type="currency" office:currency="EUR" office:value="54.023564773851" calcext:value-type="currency">
            <text:p>€ 54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o adegua</text:p>
          </table:table-cell>
          <table:table-cell table:style-name="ce3" office:value-type="currency" office:currency="EUR" office:value="25.55" calcext:value-type="currency">
            <text:p>€ 25,55</text:p>
          </table:table-cell>
          <table:table-cell table:number-columns-repeated="3"/>
          <table:table-cell table:formula="of:=[.E9]+[.B10]" office:value-type="currency" office:currency="EUR" office:value="79.5735647738511" calcext:value-type="currency">
            <text:p>€ 79,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8:58:57.269299869</meta:creation-date>
    <dc:date>2024-12-09T10:23:53.851086663</dc:date>
    <meta:editing-duration>PT46M35S</meta:editing-duration>
    <meta:editing-cycles>1</meta:editing-cycles>
    <meta:document-statistic meta:table-count="1" meta:cell-count="26" meta:object-count="0"/>
    <meta:generator>LibreOffice/24.8.3.2$Linux_X86_64 LibreOffice_project/e14c9fdd1f585efcbb2c5363087a99d20928d522</meta:generator>
  </office:meta>
</office:document-meta>
</file>